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368in" style:rel-column-width="8191*"/>
    </style:style>
    <style:style style:name="Table1.E" style:family="table-column">
      <style:table-column-properties style:column-width="1.2549in" style:rel-column-width="12286*"/>
    </style:style>
    <style:style style:name="Table1.F" style:family="table-column">
      <style:table-column-properties style:column-width="1.2549in" style:rel-column-width="12287*"/>
    </style:style>
    <style:style style:name="Table1.G" style:family="table-column">
      <style:table-column-properties style:column-width="0.8375in" style:rel-column-width="819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table:border-model="separating"/>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data-style-name="N5100">
      <style:table-cell-properties fo:background-color="#e6e6ff" fo:padding="0in" fo:border="none">
        <style:background-image/>
      </style:table-cell-properties>
    </style:style>
    <style:style style:name="Table2.B2" style:family="table-cell">
      <style:table-cell-properties fo:background-color="#ffffff" fo:padding="0in" fo:border="none">
        <style:background-image/>
      </style:table-cell-properties>
    </style:style>
    <style:style style:name="Table2.C2" style:family="table-cell">
      <style:table-cell-properties fo:background-color="#ffffff" fo:padding="0in" fo:border="none">
        <style:background-image/>
      </style:table-cell-properties>
    </style:style>
    <style:style style:name="Table2.D2" style:family="table-cell" style:data-style-name="N5000">
      <style:table-cell-properties fo:background-color="#ffffff" fo:padding="0in" fo:border="none">
        <style:background-image/>
      </style:table-cell-properties>
    </style:style>
    <style:style style:name="Table2.B3" style:family="table-cell">
      <style:table-cell-properties fo:background-color="#ffffff" fo:padding="0in" fo:border="none">
        <style:background-image/>
      </style:table-cell-properties>
    </style:style>
    <style:style style:name="Table2.C3" style:family="table-cell">
      <style:table-cell-properties fo:background-color="#ffffff" fo:padding="0in" fo:border="none">
        <style:background-image/>
      </style:table-cell-properties>
    </style:style>
    <style:style style:name="Table2.B4" style:family="table-cell">
      <style:table-cell-properties fo:background-color="#ffffff" fo:padding="0in" fo:border="none">
        <style:background-image/>
      </style:table-cell-properties>
    </style:style>
    <style:style style:name="Table2.C4" style:family="table-cell">
      <style:table-cell-properties fo:background-color="#ffffff" fo:padding="0in" fo:border="none">
        <style:background-image/>
      </style:table-cell-properties>
    </style:style>
    <style:style style:name="Table2.B5" style:family="table-cell">
      <style:table-cell-properties fo:background-color="#ffffff" fo:padding="0in" fo:border="none">
        <style:background-image/>
      </style:table-cell-properties>
    </style:style>
    <style:style style:name="Table2.C5" style:family="table-cell">
      <style:table-cell-properties fo:background-color="#ffffff" fo:padding="0in" fo:border="none">
        <style:background-image/>
      </style:table-cell-properties>
    </style:style>
    <style:style style:name="Table2.B6" style:family="table-cell">
      <style:table-cell-properties fo:background-color="#ffffff" fo:padding="0in" fo:border="none">
        <style:background-image/>
      </style:table-cell-properties>
    </style:style>
    <style:style style:name="Table2.C6" style:family="table-cell">
      <style:table-cell-properties fo:background-color="#ffffff" fo:padding="0in" fo:border="none">
        <style:background-image/>
      </style:table-cell-properties>
    </style:style>
    <style:style style:name="Table2.D6" style:family="table-cell">
      <style:table-cell-properties fo:background-color="#ffffff" fo:padding="0in" fo:border="none">
        <style:background-image/>
      </style:table-cell-properties>
    </style:style>
    <style:style style:name="Table2.A7" style:family="table-cell" style:data-style-name="N5100">
      <style:table-cell-properties fo:background-color="#e6e6ff" fo:padding="0in" fo:border-left="none" fo:border-right="none" fo:border-top="none" fo:border-bottom="0.05pt solid #800000">
        <style:background-image/>
      </style:table-cell-properties>
    </style:style>
    <style:style style:name="Table2.B7" style:family="table-cell">
      <style:table-cell-properties fo:background-color="#ffffff" fo:padding="0in" fo:border-left="none" fo:border-right="none" fo:border-top="none" fo:border-bottom="0.05pt solid #800000">
        <style:background-image/>
      </style:table-cell-properties>
    </style:style>
    <style:style style:name="Table2.C7" style:family="table-cell">
      <style:table-cell-properties fo:background-color="#ffffff" fo:padding="0in" fo:border-left="none" fo:border-right="none" fo:border-top="none" fo:border-bottom="0.05pt solid #800000">
        <style:background-image/>
      </style:table-cell-properties>
    </style:style>
    <style:style style:name="Table2.D7" style:family="table-cell" style:data-style-name="N5000">
      <style:table-cell-properties fo:background-color="#ffffff" fo:padding="0in" fo:border-left="none" fo:border-right="none" fo:border-top="none" fo:border-bottom="0.05pt solid #8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font-name="Arial"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color="#ff0000"/>
    </style:style>
    <style:style style:name="P7" style:family="paragraph" style:parent-style-name="Standard">
      <style:text-properties style:use-window-font-color="true"/>
    </style:style>
    <style:style style:name="P8" style:family="paragraph" style:parent-style-name="Text_20_body">
      <style:text-properties style:font-name="Times New Roman1" fo:language="en" fo:country="US"/>
    </style:style>
    <style:style style:name="P9" style:family="paragraph" style:parent-style-name="Text_20_body">
      <style:text-properties style:font-name="Arial" fo:font-size="10pt" fo:language="en" fo:country="US" style:font-size-asian="10pt" style:font-size-complex="10pt"/>
    </style:style>
    <style:style style:name="P10" style:family="paragraph" style:parent-style-name="Text_20_body">
      <style:text-properties style:font-name="Arial" fo:font-size="10pt" fo:language="en" fo:country="US" fo:font-weight="bold" style:font-size-asian="10pt" style:font-weight-asian="bold" style:font-size-complex="10pt" style:font-weight-complex="bold"/>
    </style:style>
    <style:style style:name="P11" style:family="paragraph" style:parent-style-name="Marginalia">
      <style:text-properties style:use-window-font-color="true"/>
    </style:style>
    <style:style style:name="P12" style:family="paragraph" style:parent-style-name="Marginalia">
      <style:text-properties fo:font-style="italic" style:font-style-asian="italic" style:font-style-complex="italic"/>
    </style:style>
    <style:style style:name="P13" style:family="paragraph" style:parent-style-name="Standard" style:list-style-name="List_20_1"/>
    <style:style style:name="P14" style:family="paragraph" style:parent-style-name="Text_20_body" style:list-style-name="L1"/>
    <style:style style:name="P15" style:family="paragraph" style:parent-style-name="Text_20_body" style:list-style-name="L2"/>
    <style:style style:name="P16" style:family="paragraph" style:parent-style-name="List_20_Paragraph" style:list-style-name="WWNum1"/>
    <style:style style:name="P17" style:family="paragraph" style:parent-style-name="List_20_Paragraph" style:list-style-name="WWNum1">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font-style="normal" fo:background-color="#ffff00" style:font-style-asian="normal" style:font-style-complex="normal"/>
    </style:style>
    <style:style style:name="T7"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MOPI</text:p>
      <text:p text:style-name="Standard"/>
      <text:p text:style-name="Subtitle">API - Programming Manual</text:p>
      <text:p text:style-name="Text_20_body">Andrea Tassotti <text:date style:data-style-name="N81" text:date-value="2016-12-01T19:55:09">1. December 2016</text:date> Versione 0.1 Revisione <text:editing-cycles>61</text:editing-cycles></text:p>
      <text:p text:style-name="Standard"/>
      <text:p text:style-name="Standard"/>
      <text:h text:style-name="Heading_20_1" text:outline-level="1">Definizioni</text:h>
      <text:p text:style-name="Text_20_body">L'API si basa sulle sequenti definizioni di componenti:</text:p>
      <text:list xml:id="list1921337326" text:style-name="List_20_1">
        <text:list-item>
          <text:p text:style-name="P13">Device</text:p>
        </text:list-item>
        <text:list-item>
          <text:p text:style-name="P13">Modulo</text:p>
        </text:list-item>
        <text:list-item>
          <text:p text:style-name="P13">WiredPI</text:p>
        </text:list-item>
        <text:list-item>
          <text:p text:style-name="P13">Sensore</text:p>
        </text:list-item>
        <text:list-item>
          <text:p text:style-name="P13">Gruppo</text:p>
        </text:list-item>
      </text:list>
      <text:p text:style-name="Standard"/>
      <text:h text:style-name="Heading_20_3" text:outline-level="3">Device</text:h>
      <text:p text:style-name="Text_20_body">Un dispositivo <text:span text:style-name="T1">BananaPI</text:span> o <text:span text:style-name="T1">RansberryPI</text:span> costituente il sistema <text:span text:style-name="T4">DOMOPI</text:span>.</text:p>
      <text:p text:style-name="Marginalia">In un sistema costituito da più dispositivi ognuno verrà identificato da <text:span text:style-name="Source_20_Text">UUID</text:span> generato in fase di inizializzazione (vedi <text:a xlink:type="simple" xlink:href="#2.Inizializzazione di un device|outline">Inizializzazione di un device</text:a>).</text:p>
      <text:p text:style-name="Text_20_body">Attrubuto di configurazione: <text:span text:style-name="Source_20_Text">device</text:span></text:p>
      <text:h text:style-name="Heading_20_3" text:outline-level="3">Modulo</text:h>
      <text:p text:style-name="Text_20_body">Una board di estensione ad un dispositivo. Questa è fisicamente connessa al dispositivo attraverso l'interfaccia GPIO, occupandone piedinature predefinite per costruzione (vedi <text:a xlink:type="simple" xlink:href="#1.0.3.WiredPI|outline">WiredPI</text:a>)</text:p>
      <text:h text:style-name="Heading_20_3" text:outline-level="3">WiredPI</text:h>
      <text:p text:style-name="Text_20_body">Un identificatore numerico di un piedino dell'interfaccia GPIO di uno specifico device. La mappa di utilizzo dei WiredPI per ciascun modulo applicato ad un dispositivo è oggetto di <text:span text:style-name="T1">file di configurazione dei moduli</text:span>.</text:p>
      <text:p text:style-name="Text_20_body">I wiredpi possono essere utilizzati per gestire dispositivi booleani (per cui si parla di <text:span text:style-name="T2">eventi di commutazione</text:span>) o segnali puri (non ancora definiti).</text:p>
      <text:p text:style-name="Text_20_body">Attributo di configurazione: <text:span text:style-name="Source_20_Text">wiredpi</text:span></text:p>
      <text:h text:style-name="Heading_20_3" text:outline-level="3">Sensore</text:h>
      <text:p text:style-name="Text_20_body">Un oggetto logico realizzato da una board o dalla API riferibile in configurazione (Vedi <text:a xlink:type="simple" xlink:href="#1.0.7.File di configurazione del sistema|outline">file di configurazione</text:a>) attraverso un <text:span text:style-name="Source_20_Text">sensorID</text:span> o il <text:span text:style-name="Source_20_Text">wiredPI</text:span>.</text:p>
      <text:p text:style-name="Text_20_body">I sensori si distinguono per tipo; i tipi si distinguono tra in e out secondo il flusso degli eventi di commutazione generati o ricevuti.</text:p>
      <text:p text:style-name="Text_20_body"><text:soft-page-break/>Gli eventi di commutazione vengono distribuiti da un sensore-in verso i sensori-out marcati attraverso un identificatore numerico comune (<text:span text:style-name="T1">patch number</text:span>). Il nome <text:span text:style-name="T1">patch</text:span> deriva dal fatto che questo meccanismo vuole essre una astrazione di quello che in elettronica sarebbe il vincolo fisico tra i due sensori realizzato da un conduttore.</text:p>
      <text:p text:style-name="Marginalia">Per consentire la possibile definizione di sensori sia in che out in configurazione sono previsti due attributi patch number, distinti per in e out.</text:p>
      <text:p text:style-name="Text_20_body">Per semplicità in questo documento parleremo solo della relazione tra due tipologie particolari di sensori: <text:span text:style-name="T4">interruttore</text:span> e <text:span text:style-name="T4">luce</text:span>, ma questo è un semplice esempio di <text:span text:style-name="T1">produttore</text:span> evento di commutazione e <text:span text:style-name="T1">consumatore</text:span> evento di commutazione.</text:p>
      <text:p text:style-name="Text_20_body">Un sensore appartenente ad un device <text:span text:style-name="T5">deve avere definito il wiredpi</text:span>; se non è definito si può parlare di <text:span text:style-name="T2">sensore virtuale</text:span>.</text:p>
      <text:p text:style-name="Marginalia">I <text:span text:style-name="T1">sensori virtuali</text:span> non partecipano al <text:a xlink:type="simple" xlink:href="#4.1.Rilevamento di un evento di commutazione|outline">meccanismo di rilevamento di evento di commutazione</text:a> nel device, ma possono essere commutati direttamente da programma.</text:p>
      <text:p text:style-name="Marginalia">Anche i sensori fisici possono essere commutati direttamente da programma, a patto che questi non abbiano memoria fisica dello stato.</text:p>
      <text:p text:style-name="Marginalia">Per questa ragione i sensori virtuali vengono gestiti dallo stesso insieme di funzioni.</text:p>
      <text:p text:style-name="Text_20_body"/>
      <text:p text:style-name="Text_20_body">Attributi di configurazione: <text:span text:style-name="Source_20_Text">sensorID</text:span>, <text:span text:style-name="Source_20_Text">wiredpi</text:span>, <text:span text:style-name="Source_20_Text">type</text:span>, <text:span text:style-name="Source_20_Text">currentstate</text:span>, <text:span text:style-name="Source_20_Text">patchin</text:span>,<text:span text:style-name="Source_20_Text"> patchout</text:span></text:p>
      <text:h text:style-name="Heading_20_3" text:outline-level="3">Gruppo</text:h>
      <text:p text:style-name="Text_20_body">Un gruppo è un modo di <text:span text:style-name="T5">aggregare i comportamenti</text:span> di più sensori anche non collegati direttamente in una relazione produttore/consumatore di eventi di commutazione (ovvero non direttamente collegati da un <text:span text:style-name="T1">patch number</text:span>).</text:p>
      <text:p text:style-name="Text_20_body">Un gruppo è essenziamente un nome ed un identificatore numerico.</text:p>
      <text:p text:style-name="Text_20_body">Ciascun sensore può appartenere ad uno (o più) gruppi se il suo attributo <text:span text:style-name="Source_20_Text">groups</text:span> contiene un identificatore di gruppo.</text:p>
      <text:p text:style-name="Text_20_body">Un sensore può essere inserito o rimosso in un gruppo senza comprometterne la sua funzionalità di base mediante patch; un sensore può invero essere utilizzato solo attraverso meccanismo di gruppo.</text:p>
      <text:p text:style-name="Text_20_body">Una sensore di tipo in (in particolare SWITCH o PUSH) che non abbia un patch number ma appartenga ad un gruppo è detto “<text:span text:style-name="T2">interruttore del gruppo</text:span>” in quanto sarà responsabile del cambio di stato per gli appartententi al gruppo. Per semplicità si definiscono appositi tipi GSWITCH e GPUSH per classificare questo tipo di sensori.</text:p>
      <text:p text:style-name="Text_20_body">Un interruttore del gruppo è <text:span text:style-name="T1">fisico</text:span> se ha un wirerpi (e viene considerato dal <text:a xlink:type="simple" xlink:href="#4.1.Rilevamento di un evento di commutazione|outline">meccanismo di rilevamento di evento di commutazione</text:a> nel device), è <text:span text:style-name="T1">virtuale</text:span> se non lo ha.</text:p>
      <text:p text:style-name="Marginalia">Data la possibilità che un sensore possa appartenere a più gruppi, un sensore di tipo interruttore privo di patch number diviene un “<text:span text:style-name="T2">interruttore per più gruppi</text:span>”.</text:p>
      <text:p text:style-name="Text_20_body"/>
      <text:p text:style-name="Text_20_body">Attributi di configurazione: <text:span text:style-name="Source_20_Text">groupID</text:span>, <text:span text:style-name="Source_20_Text">groups</text:span></text:p>
      <text:p text:style-name="Text_20_body"/>
      <text:h text:style-name="Heading_20_3" text:outline-level="3"><text:soft-page-break/>File configurazione dei moduli</text:h>
      <text:p text:style-name="Text_20_body">Contiene per ciascun device la mappa delle board installate e relativa piedinatura in termini WiredPI. Questo file esiste in forma di modello per descrivere le possibili configurazioni hardware progettati. Un modello verrà “installato” nel processo di “produzione” del dispositivo specifico, divenendo file module.cfg. Questo verrà a sua volta caratterizzato nel nome con un UUID al momento dell'<text:a xlink:type="simple" xlink:href="#2.Inizializzazione di un device|outline">inizializzazione del device</text:a> per consentire la presa incarico da un device master. <text:s/></text:p>
      <text:h text:style-name="Heading_20_3" text:outline-level="3">File di configurazione del sistema</text:h>
      <text:p text:style-name="Text_20_body">Contiene per tutti i dispositivi gli oggetti configurati e il loro stato. Il file è costruito e mantenuto dall'API. Il significato degli attributi di tale file sono stati già in parte descritti.</text:p>
      <text:h text:style-name="Heading_20_1" text:outline-level="1">Struttura del sistema di riferimento</text:h>
      <text:p text:style-name="Standard">Elementi strutturali del sistema.</text:p>
      <text:p text:style-name="Standard">L'adozione della <text:span text:style-name="T3">domopi API</text:span> implica la necessaria configurazione di questa nel momento dell'installazione/distribuzione software, in modo da rispettare le definizioni presenti in questo documento.</text:p>
      <text:p text:style-name="Standard">La configurazione consiste (al momento) nel definire percorsi di base per libreria e per i files di configurazione.</text:p>
      <text:p text:style-name="Standard"/>
      <text:h text:style-name="Heading_20_2" text:outline-level="2">STRUTTURA CARTELLE E FILE</text:h>
      <text:p text:style-name="Standard">In conformità con lo standard FHS si può installare il tutto a partire dalla radice /usr/local/</text:p>
      <text:p text:style-name="Standard"/>
      <text:p text:style-name="Standard">/usr/local/bin/</text:p>
      <text:list xml:id="list169280773" text:style-name="WWNum1">
        <text:list-item>
          <text:p text:style-name="P16">Implementazione ENGINE</text:p>
        </text:list-item>
        <text:list-item>
          <text:p text:style-name="P16">Programmi accessori</text:p>
        </text:list-item>
      </text:list>
      <text:p text:style-name="Standard">/usr/local/etc/domopi/</text:p>
      <text:list xml:id="list590325765" text:continue-numbering="true" text:style-name="WWNum1">
        <text:list-item>
          <text:p text:style-name="P16">global.cfg </text:p>
        </text:list-item>
        <text:list-item>
          <text:p text:style-name="P16">ident.cfg</text:p>
        </text:list-item>
        <text:list-item>
          <text:p text:style-name="P16">master.cfg</text:p>
        </text:list-item>
        <text:list-item>
          <text:p text:style-name="P16">modules-$UUID.cfg (generato a partire da un modello)</text:p>
        </text:list-item>
      </text:list>
      <text:p text:style-name="Standard"/>
      <text:p text:style-name="Standard">/usr/local/lib/domopi/</text:p>
      <text:list xml:id="list102028910" text:continue-numbering="true" text:style-name="WWNum1">
        <text:list-item>
          <text:p text:style-name="P16">domopi.functions</text:p>
        </text:list-item>
        <text:list-item>
          <text:p text:style-name="P16">domopi.d/  eventuali estensioni alla API</text:p>
        </text:list-item>
        <text:list-item>
          <text:p text:style-name="P16">master/  eventuali specificità </text:p>
        </text:list-item>
        <text:list-item>
          <text:p text:style-name="P16">slave/      eventuali specificità </text:p>
        </text:list-item>
      </text:list>
      <text:p text:style-name="Standard"/>
      <text:p text:style-name="Standard">/usr/local/share/domopi/</text:p>
      <text:list xml:id="list324384135" text:continue-numbering="true" text:style-name="WWNum1">
        <text:list-item>
          <text:p text:style-name="P16">Documenti</text:p>
        </text:list-item>
        <text:list-item>
          <text:p text:style-name="P16">Modelli (module.cfg)</text:p>
        </text:list-item>
        <text:list-item>
          <text:p text:style-name="P16">Esempi configurazioni</text:p>
        </text:list-item>
      </text:list>
      <text:p text:style-name="Standard"/>
      <text:p text:style-name="Standard">Tutto può risiedere in un filesystem fisicamente distinto dal sistema principale. Una eventuale riscrittura dei percorsi di sistema non interferisce con i file del progetto e viceversa.</text:p>
      <text:p text:style-name="Standard"/>
      <text:h text:style-name="Heading_20_3" text:outline-level="3"><text:soft-page-break/>Identificatore univoco DEVICE</text:h>
      <text:list xml:id="list659822207" text:continue-numbering="true" text:style-name="WWNum1">
        <text:list-item>
          <text:p text:style-name="P16">ident.cfg : File contenente identità dello specifico device che lo detiene sul suo filesystem</text:p>
          <text:list>
            <text:list-item>
              <text:p text:style-name="P16">Nome :UUID</text:p>
              <text:list>
                <text:list-item>
                  <text:p text:style-name="P16">(es.: Giardino|4457-4544-6642 )</text:p>
                </text:list-item>
              </text:list>
            </text:list-item>
          </text:list>
        </text:list-item>
        <text:list-item>
          <text:p text:style-name="P16">Metodi: domopi_init, domopi_ident</text:p>
        </text:list-item>
      </text:list>
      <text:h text:style-name="Heading_20_3" text:outline-level="3">Descrittore struttura distribuita</text:h>
      <text:list xml:id="list1343045825" text:continue-numbering="true" text:style-name="WWNum1">
        <text:list-item>
          <text:p text:style-name="P16">master.cfg: presente solo sul master, detiene copia delle informazioni di tutti gli ident.cfg nella struttura e indirizzi IP e chiavi di sicurezza</text:p>
          <text:list>
            <text:list-item>
              <text:p text:style-name="P16">Nome:UUID:address:public-key</text:p>
            </text:list-item>
          </text:list>
        </text:list-item>
        <text:list-item>
          <text:p text:style-name="P16">Descrittore dispositivo</text:p>
        </text:list-item>
        <text:list-item>
          <text:p text:style-name="P16">module.cfg: versione locale al dispositivo</text:p>
        </text:list-item>
        <text:list-item>
          <text:p text:style-name="P16">module-$UUID.cfg: versione distribuibile, ossia posta sul master</text:p>
        </text:list-item>
        <text:list-item>
          <text:p text:style-name="P16">/usr/local/share/domopi/templates/module-4porte.cfg, ecc</text:p>
          <text:list>
            <text:list-item>
              <text:p text:style-name="P16">E altri simili come fonte per generare module.cfg di ogni dispositivo in fase di assemblaggio (non parliamo di installazione o configurazione)</text:p>
            </text:list-item>
          </text:list>
        </text:list-item>
      </text:list>
      <text:h text:style-name="Heading_20_3" text:outline-level="3">Descrittore sensori locali</text:h>
      <text:list xml:id="list677913204" text:continue-numbering="true" text:style-name="WWNum1">
        <text:list-item>
          <text:p text:style-name="P16">global.cfg : Raggruppamento logico-funzionale delle componenti</text:p>
        </text:list-item>
        <text:list-item>
          <text:p text:style-name="P16">contenente per ogni riga:</text:p>
          <text:list>
            <text:list-item>
              <text:p text:style-name="P16">ID_Gruppo | Nome gruppo univoco | Tipo | Modo| Timer |Descrizione</text:p>
              <text:list>
                <text:list-item>
                  <text:p text:style-name="P16">-ove Tipo: LIGHT|NOLIGHT|SWITCH|ALARM|OTHER|PULSE</text:p>
                  <text:list>
                    <text:list-item>
                      <text:p text:style-name="P16">LIGHT : ovvio (out)</text:p>
                    </text:list-item>
                    <text:list-item>
                      <text:p text:style-name="P16">NOLIGHT : un po’ meno. Diciamo che potrebbe essere un oggetto che si possa accendere ciclicamente per pochi secondi, o avere altre caratteristiche simili. (out)</text:p>
                    </text:list-item>
                    <text:list-item>
                      <text:p text:style-name="P17">SWITCH : interruttore semplice (input)</text:p>
                    </text:list-item>
                    <text:list-item>
                      <text:p text:style-name="P17">GSWITCH : interruttore di gruppo (input)</text:p>
                    </text:list-item>
                    <text:list-item>
                      <text:p text:style-name="P17">PUSH : pulsante semplice (input)</text:p>
                    </text:list-item>
                    <text:list-item>
                      <text:p text:style-name="P17">GPUSH : pulsante di gruppo (input)</text:p>
                    </text:list-item>
                    <text:list-item>
                      <text:p text:style-name="P16">PULSE : pulsante (input)</text:p>
                    </text:list-item>
                    <text:list-item>
                      <text:p text:style-name="P16">ALARM : diciamo che è un elemento su cui va posta alta sensibilità (in/out)</text:p>
                    </text:list-item>
                    <text:list-item>
                      <text:p text:style-name="P16">OTHER : boh!</text:p>
                    </text:list-item>
                    <text:list-item>
                      <text:p text:style-name="P16">VSWITCH: interruttore virtuale (input) non associato ad un wiredPI e pertanto non soggetto a polling per leggere lo stato fisico. Il suo cambio di stato è attuato programmaticamente da evento diverso da stati delle board (es. interfaccia a sistemi di comunicazione)</text:p>
                    </text:list-item>
                  </text:list>
                </text:list-item>
                <text:list-item>
                  <text:p text:style-name="P16">Modo : SINGLE &lt;numero&gt; | STANDARD</text:p>
                  <text:list>
                    <text:list-item>
                      <text:p text:style-name="P16">SINGLE se non può essere attivo insieme ad un altro gruppo ??? e &lt;numero&gt; è l’ordine di sequenza (ovvero il numero all'inserimento degli elementi SINGLE già definiti, che è uguale); STANDARD non ha vincoli di accensione.</text:p>
                    </text:list-item>
                  </text:list>
                </text:list-item>
                <text:list-item>
                  <text:p text:style-name="P16">Timer : se diverso da 0 indica il tempo di accensione (in MINUTI o forse meglio SECONDI) del gruppo.</text:p>
                </text:list-item>
              </text:list>
            </text:list-item>
          </text:list>
        </text:list-item>
      </text:list>
      <text:h text:style-name="Heading_20_1" text:outline-level="1"><text:soft-page-break/>Struttura dati configurazione e CRUD</text:h>
      <text:p text:style-name="Standard">I file di configurazione sono di tipo tabellare con delimitatore di campo due punti (:) e delimitatore di riga ritorno carrello (\n).</text:p>
      <text:p text:style-name="Standard">Sono ammessi commenti intera riga (introdotti da carattere #).</text:p>
      <text:p text:style-name="Standard"/>
      <text:p text:style-name="Standard">I files di configurazione sono gestiti grazie alla presenza al loro interno di una dichiarazione di struttura (schema) impostata dalla libreria al momento della creazione del file in un commento.</text:p>
      <text:p text:style-name="Standard">Le prime dire righe nella strutturadel file sono commenti gestiti dalla libreria: non modificarli manualmente.</text:p>
      <text:p text:style-name="Standard"/>
      <text:p text:style-name="Standard">Attualmente la libreria conosce solo il seguente schema:</text:p>
      <text:p text:style-name="Standard"/>
      <text:p text:style-name="Standard">DOMOPI_FILE_SCHEMA['global']='# groupID:moduleID:sensorID:wiredPI:type:mode:maxExecutionTime:order:defaultState:currentState:descriptionU:alias:groups'</text:p>
      <text:p text:style-name="Standard"/>
      <text:p text:style-name="Standard">utilizzato nel file di configurazione global.cfg per la definizione della maggiorparte degli oggetti necessari al progetto.</text:p>
      <text:p text:style-name="Standard"/>
      <text:p text:style-name="Standard">La libreria agisce solo in ragione dello schema presente nel file, quindi</text:p>
      <text:p text:style-name="Standard">eventuali cambiamenti nello schema non necessitano della manipolazione della</text:p>
      <text:p text:style-name="Standard">libreria se non nella procedura di creazione del file (ovvero portare la nuova definizione dello schema). Quindi la libreria è sempre retro-compatibile nelle funzioni di gestione del file.</text:p>
      <text:p text:style-name="Standard">Ovviamente potrebbero non esserlo le funzioni evolute.</text:p>
      <text:p text:style-name="Standard"/>
      <text:p text:style-name="Standard">Le funzioni primitive di accesso ai file di configurazione implementano una interfaccia CRUD (<text:span text:style-name="T4">Create Read Update Delete</text:span>).</text:p>
      <text:p text:style-name="Standard"/>
      <text:p text:style-name="Standard">I parametri delle funzioni hanno le seguenti convenzioni:</text:p>
      <text:p text:style-name="Standard">- coppie nome:valore indicano attributo e valore da impostare (create/update)</text:p>
      <text:p text:style-name="Standard">- coppie nome=valore indicano attributo da cercare (update/read/delete)</text:p>
      <text:p text:style-name="Standard">- valore può essere una lista separata da pipe (|) (clausola IN: può essere presente una sola volta)</text:p>
      <text:p text:style-name="Standard">- nome indica attributo da visualizzare (read)</text:p>
      <text:p text:style-name="Standard"/>
      <text:p text:style-name="Standard">La API assume di lavorare localmente basandosi su ident.conf , oppure su device remoto se le funzioni vengono attivate con opzione -d (UUID). Questo ultimo caso presuppone che localmente la API può accedere ad un file module-$UUID.cfg.</text:p>
      <text:h text:style-name="Heading_20_1" text:outline-level="1">API</text:h>
      <text:p text:style-name="Standard">La API è intesa per realizzare i seguenti obiettivi.</text:p>
      <text:p text:style-name="Standard">1. Offrire un unico insieme di funzioni per la manipolazione di files di configurazione generici. [PARTE PRIVATA]</text:p>
      <text:p text:style-name="Standard">2. Implementare specifiche operazioni su oggetti utili al progetto DOMOPI appoggiandosi a file di configurazione predefiniti [PARTE PUBBLICA]</text:p>
      <text:h text:style-name="Heading_20_2" text:outline-level="2">Le callback</text:h>
      <text:p text:style-name="Text_20_body">Per rendere il codice non dipendente dall'implementazione di interfaccia fisica/software utilizzata, si adottano delle callback per eseguire il codice specifico. Le callback sono codice che deve essere <text:soft-page-break/>definito dallo sviluppatore e portato all'API per nome. Ciascuna callback può avere un prototipo di chiamata e informazioni fornite (attraverso diversi canali) diverse.</text:p>
      <text:h text:style-name="Heading_20_2" text:outline-level="2">domopi_create() </text:h>
      <text:h text:style-name="Heading_20_2" text:outline-level="2">domopi_destroy()</text:h>
      <text:h text:style-name="Heading_20_2" text:outline-level="2">domopi_fetch()</text:h>
      <text:p text:style-name="Text_20_body">Da invocare in un processo separato da quello cheinvoca domopi_select. Implementa il consumatore degli eventi di commutazione.</text:p>
      <text:p text:style-name="Text_20_body">Vedi domopi_select().</text:p>
      <text:p text:style-name="Text_20_body"/>
      <text:h text:style-name="Heading_20_2" text:outline-level="2"><text:soft-page-break/>domopi_get_description() </text:h>
      <text:h text:style-name="Heading_20_2" text:outline-level="2">domopi_get_groups() </text:h>
      <text:h text:style-name="Heading_20_2" text:outline-level="2">domopi_get_patch() </text:h>
      <text:h text:style-name="Heading_20_2" text:outline-level="2">domopi_get_sensors_of_group() </text:h>
      <text:h text:style-name="Heading_20_2" text:outline-level="2">domopi_get_state() </text:h>
      <text:h text:style-name="Heading_20_2" text:outline-level="2">domopi_get_type() </text:h>
      <text:h text:style-name="Heading_20_2" text:outline-level="2">domopi_get_wiredpi() </text:h>
      <text:h text:style-name="Heading_20_2" text:outline-level="2">domopi_group_add_sensor() </text:h>
      <text:h text:style-name="Heading_20_2" text:outline-level="2">domopi_group_remove_sensor() </text:h>
      <text:h text:style-name="Heading_20_2" text:outline-level="2">domopi_help() </text:h>
      <text:h text:style-name="Heading_20_2" text:outline-level="2">domopi_init() </text:h>
      <text:h text:style-name="Heading_20_2" text:outline-level="2">domopi_install() </text:h>
      <text:h text:style-name="Heading_20_2" text:outline-level="2">domopi_list() </text:h>
      <text:h text:style-name="Heading_20_2" text:outline-level="2">domopi_man() </text:h>
      <text:h text:style-name="Heading_20_2" text:outline-level="2">domopi_modify()</text:h>
      <text:h text:style-name="Heading_20_2" text:outline-level="2">domopi_reset()</text:h>
      <text:p text:style-name="Text_20_body">Metodo per applicare uno stato noto al sistema attraverso una configurazione.</text:p>
      <text:p text:style-name="Text_20_body">Senza alcun parametro pone a default gli stati di tutti i sensori secondo il file di configurazione running corrente. Il file di configurazione running viene alterato per riportare allo stato default i sensori.</text:p>
      <text:p text:style-name="Marginalia"><text:span text:style-name="T1">Non sono attuate transizioni in quanto si sta ponendo la configurazione allo stato naturale dei sensori, che quindi si trovano già nello stato previsto</text:span>.</text:p>
      <text:p text:style-name="Text_20_body"/>
      <text:p text:style-name="Text_20_body">Con un parametro che esprime il nome del file di configurazione da utilizzare in input ripristina lo stato dei sensori: il file di configurazione non viene alterato, pertanto potrà essere il file di <text:soft-page-break/>configurazione running o una sua copia ad un determinato istante. </text:p>
      <text:p text:style-name="P12">Le transizioni vengono riapplicate.</text:p>
      <text:h text:style-name="Heading_20_2" text:outline-level="2">domopi_poweron()</text:h>
      <text:p text:style-name="Text_20_body">Implementa la ripartenza del sistema.</text:p>
      <text:p text:style-name="Text_20_body">Essenzialmente si comporta nel seguente modo:</text:p>
      <text:list xml:id="list707204695" text:style-name="L1">
        <text:list-item>
          <text:p text:style-name="P14">in caso di accensione normale pone a default lo stato dei sensori eseguendo domopi_reset senza parametri</text:p>
        </text:list-item>
        <text:list-item>
          <text:p text:style-name="P14">in caso di powerfail ripristina lo stato dei sensori all'ultimo stato noto eseguendo domopi_reset con il file di configurazione running.</text:p>
        </text:list-item>
      </text:list>
      <text:h text:style-name="Heading_20_2" text:outline-level="2">domopi_shutdown()</text:h>
      <text:p text:style-name="Text_20_body">Essenzialmente per indicare alla prossima accensione l'esito positivo dell'ultimo spegnimento. </text:p>
      <text:h text:style-name="Heading_20_2" text:outline-level="2">domopi_select()</text:h>
      <text:p text:style-name="Text_20_body">Implementa uno strumento per ascoltare gli eventi di commutazioni provenianti da hardware.</text:p>
      <text:p text:style-name="Text_20_body">Vedi domopi_fetch()</text:p>
      <text:p text:style-name="Text_20_body">Usa una callback il cui nome è dichiarabile in DOMOPI_POLL_CALLBACK.</text:p>
      <text:h text:style-name="Heading_20_2" text:outline-level="2">domopi_set_state() </text:h>
      <text:p text:style-name="Text_20_body">Utilizza 4 callback, due per la transizione di stato del sensore di tipo IN singolo, due per la transizione del sensore di tipo IN di gruppo:</text:p>
      <text:p text:style-name="Text_20_body">DOMOPI_PRE_TRANSITION_CALLBACK</text:p>
      <text:p text:style-name="Text_20_body">DOMOPI_POST_TRANSITION_CALLBACK</text:p>
      <text:p text:style-name="Text_20_body">DOMOPI_GROUP_PRE_TRANSITION_CALLBACK</text:p>
      <text:p text:style-name="Text_20_body">DOMOPI_GROUP_POST_TRANSITION_CALLBACK</text:p>
      <text:h text:style-name="Heading_20_2" text:outline-level="2">domopi_show_hardware()</text:h>
      <text:p text:style-name="Text_20_body"/>
      <text:h text:style-name="Heading_20_1" text:outline-level="1">Inizializzazione di un device</text:h>
      <text:p text:style-name="Text_20_body">Ciascun device costituente il sistema deve essere primariamente inizializzato.</text:p>
      <text:p text:style-name="Text_20_body">L'inizializzazione comporta la generazione di <text:span text:style-name="Source_20_Text">UUID</text:span> per il dispositivo e l'attribuzione a questo di un nome logico (tipicamente descrivente ubizazione o area di competenza).</text:p>
      <text:p text:style-name="Text_20_body">Metodo API: <text:span text:style-name="Source_20_Text">domopi_init</text:span></text:p>
      <text:h text:style-name="Heading_20_1" text:outline-level="1">Dati ed eventi</text:h>
      <text:p text:style-name="Standard">I <text:span text:style-name="T4">dati</text:span> provenienti da interfaccia GPIO saranno allo stato prevalentemente booleani.</text:p>
      <text:p text:style-name="Standard"/>
      <text:p text:style-name="Standard"><text:soft-page-break/>In particolare parliamo dunque di stati provenienti da oggetti fisici che in configurazione definiremosensori di tipo in, e precisamente di tipo switch.</text:p>
      <text:p text:style-name="Standard"/>
      <text:p text:style-name="Standard">Per scelta del progetto hardware il valore booleano rilevabile su interfaccia GPIO (su uno specifico wiredpi) lo sarà se questa lettura averrà con una frequenza sufficientemente alta da rientrare nel tempo di rilascio del segnale elettrico generato da un pulsante con ricaduta smorzata (long delay).</text:p>
      <text:p text:style-name="Standard">Il <text:span text:style-name="T1">dato</text:span> rilevato da interfaccia sarà quindi uno stato (alto o basso) differente dallo stato di riposo (alto o basso). Questo verrà ricodificato come semplice <text:span text:style-name="T4">evento di commutazione</text:span>, in quanto la logica di stato tra sensore di input e sensore di output potrebbero essere differenti: l'API provvederà alla corretta traduzione.</text:p>
      <text:p text:style-name="Standard"/>
      <text:p text:style-name="Standard">Dunque i sensori di tipo switch sono implementati come toggle switch con memoria di stato in configurazione e commutazione di stato stimolata dall'<text:span text:style-name="T1">evento di commutazione</text:span>.</text:p>
      <text:p text:style-name="Marginalia">Non esiste alcuna memoria di stato nella componenta hardware, né esternamente al sistema DOMOPI, né nelle board connesse al device, né nei driver GPIO.</text:p>
      <text:h text:style-name="Heading_20_1" text:outline-level="1">Transizione degli stati</text:h>
      <text:p text:style-name="Standard">Definiamo le regole di transizione degli stati nel sistema definito da un device.</text:p>
      <text:p text:style-name="Standard"/>
      <text:p text:style-name="Marginalia">Le conseguenze di queste regole si estendono ad un sistema multi-device semplicemente introducendo un meccanismo di sincronizzazione delle configurazioni tra i device o di tramissione delle transizione.</text:p>
      <text:p text:style-name="Standard"/>
      <text:p text:style-name="P5">Utilizzeremo una notazione SQL per spiegare le operazioni CRUD realizzate dall'API sul file di configurazione al fine di rendere maggiormente comprensibile il meccanismo e un meta-linguaggio per la restante parte delle implementazioni.</text:p>
      <text:p text:style-name="Marginalia">Il SQL adottato dovrà essere compatibile con SQLLite.</text:p>
      <text:h text:style-name="Heading_20_2" text:outline-level="2">Rilevamento di un evento di commutazione</text:h>
      <text:p text:style-name="Standard">Un sistema di <text:span text:style-name="T2">polling</text:span> deve essere attivo su ogni dispositivo.</text:p>
      <text:p text:style-name="Standard">Questo interrogherà solo e soltanto i sensori in che abbiano un wiredpi definito in configurazione.</text:p>
      <text:p text:style-name="Standard"/>
      <text:p text:style-name="Marginalia">SELECT sensorid, wiredpi, currentstate, patchin<text:line-break/>FROM deviceconf<text:line-break/>WHERE wiredpi IS NOT NULL AND TYPE IN ('SWITCH');</text:p>
      <text:p text:style-name="Marginalia">per ogni $sensorid </text:p>
      <text:p text:style-name="Marginalia"><text:s text:c="3"/>gpio read $wiredpi</text:p>
      <text:p text:style-name="Marginalia"><text:s text:c="5"/>se lo stato letto è alto:</text:p>
      <text:p text:style-name="Marginalia"><text:s text:c="7"/>UPDATE deviceconf<text:line-break/> <text:s text:c="6"/>SET currentstate = ! currentstate<text:line-break/> <text:s text:c="6"/>WHERE wiredpi = $wiredpi</text:p>
      <text:p text:style-name="Standard"/>
      <text:p text:style-name="Standard">Come si vede il cambio di stato è eseguito come inversione dello stato attuale in configurazione (solo tipo switch o analogo input), realizzando un tipo <text:span text:style-name="T1">toggle switch</text:span>.</text:p>
      <text:p text:style-name="Text_20_body">Metodo API: <text:span text:style-name="Source_20_Text">domopi_select</text:span></text:p>
      <text:p text:style-name="Standard"/>
      <text:h text:style-name="Heading_20_2" text:outline-level="2"><text:soft-page-break/>Transizioni di stato</text:h>
      <text:p text:style-name="Standard">La transizione di stato è l'operazione con cui un evento di commutazione viene applicato a tutti i sensori collegati in vario modo con il sensore di tipo in che ha commutato il suo stato per stimolazione di un switch hardware (o sensore virtuale).</text:p>
      <text:p text:style-name="Text_20_body">Metodo API: <text:span text:style-name="Source_20_Text">domopi_set_state</text:span></text:p>
      <text:h text:style-name="Heading_20_3" text:outline-level="3">Transizione per patch number</text:h>
      <text:p text:style-name="Standard">Una transizione per patch imposta lo stato del sensore di tipo in <text:s/>(interruttore) tutti i sensori (in e out) con medesimo numero di patch (copia lo stato risultante da stimolazione dell'interruttore).</text:p>
      <text:p text:style-name="Standard"/>
      <text:p text:style-name="Standard">dato <text:span text:style-name="T1">currenstate</text:span> e il <text:span text:style-name="T1">patchin</text:span> del <text:span text:style-name="T1">$ensorID</text:span> appena commutato da <text:a xlink:type="simple" xlink:href="#4.1.Rilevamento di un evento di commutazione|outline">rilevamento evento di commutazione:</text:a></text:p>
      <text:p text:style-name="Standard"/>
      <text:p text:style-name="Marginalia">UPDATE deviceconf<text:line-break/>SET currentstate = $currentstate<text:line-break/>WHERE patchin = $patchnumber OR patchout = $patchnumber</text:p>
      <text:p text:style-name="Standard">L'implementazione dell'API prevede in questo caso di operazione di aggiornamento la possibilità di eseguire una funzione definita da utente pre e post aggiornamento. Una funzione pre-aggiornamento potrà applicare il currentstate sull'interfaccia GPIO.</text:p>
      <text:p text:style-name="Standard"/>
      <text:p text:style-name="Marginalia">Le funzioni utente riceveranno in argomento sensorID, wiredPI e currentstate degli oggetti modificati. <text:span text:style-name="T1">Per maggiori dettagli vedere: </text:span><text:span text:style-name="T6">TODO</text:span></text:p>
      <text:p text:style-name="Text_20_body"/>
      <text:p text:style-name="Marginalia">L'attivazione di queste funzioni avviese solo su sensori modificati</text:p>
      <text:p text:style-name="Standard"/>
      <text:p text:style-name="Marginalia">L'assenza nella implementazione della CRUD dell'API dell'operatore OR implica una doppia operazione di aggiornamento. Ma questo non impatterà sensibilmente sul sistema.</text:p>
      <text:p text:style-name="Standard"/>
      <text:p text:style-name="Standard">Risolve anche doppia deviata con patch.</text:p>
      <text:p text:style-name="Standard"/>
      <text:h text:style-name="Heading_20_3" text:outline-level="3">Transizione per gruppi</text:h>
      <text:p text:style-name="Standard">Una transizione di stato indotta da un interruttore di gruppo imposta lo stato a tutti gli elementi nel gruppo; se nel gruppo sono presenti altri sensori in con patch number, questi <text:a xlink:type="simple" xlink:href="#4.2.1.Transizione per patch number|outline">propagano tramite transizione per patch</text:a> (comando a cascata).</text:p>
      <text:p text:style-name="Standard"/>
      <text:p text:style-name="Marginalia">Ponendo in un gruppo i soli sensori-in, questo, essendo collegati a sensori-out mediante patch number, renderanno in realtà come fossero nel gruppo anche questi ultimi.</text:p>
      <text:h text:style-name="Heading_20_3" text:outline-level="3">Problema della coerenza di stato degli interruttori</text:h>
      <text:p text:style-name="Standard">Gli interruttori (normali o di gruppo) devono essere in stato off se tutti gli oggetti che possono essere controllati da questi sono a off (per qualsiasi ragione).</text:p>
      <text:p text:style-name="Standard"/>
      <text:p text:style-name="Marginalia">Se un interruttore di gruppo permane a on mentre i sensori out sotto il suo controllo sono stati posti (tutti) a off da interruttori direttamente collegati mediante patch number, lo stato dell'interruttore è incoerente, e la <text:soft-page-break/>pressione del pulsante fisico non perverrà (per effetto dello stato incoerente della memoria in configurazione) all'atteso accenzione di ciò che vediamo spento. Questo potrà avvenire solo dopo due pressioni di pulsante.</text:p>
      <text:p text:style-name="Marginalia">Al contrario invece, se almeno uno dei sensori posti (anche) sotto il controllo di un interruttore di gruppo è ancora on, questo rende coerente il loro comportamento futuro. Infatti l'interruttore di gruppo spegnerà il residuo sensore ancora acceso e poi riaccenderà tutti quelli sotto il suo controllo.</text:p>
      <text:p text:style-name="Marginalia">Analogamente per interruttori regolari che controllano un insieme di sensori alterabili per la loro totalità da uno o più gruppi.</text:p>
      <text:p text:style-name="Marginalia">Immaginiamo un interruttore e una luce posti in relazione da un patch number: la luce (e solo questa) appartiene a uno o più gruppi. La luce viene accesa dal suo interruttore; successivamente anche il gruppo a cui appartiene viene acceso (la transizione è superflua per questa luce), ma appena dopo il gruppo spegne il suo stato, pertanto la luce va a off. L'interruttore della luce però è rimasto ancora in stato on, e l'utente è costretto a dare due volte il comando sul pulsante per ottenere una sua eventuale nuova accenzione.</text:p>
      <text:p text:style-name="Standard"/>
      <text:p text:style-name="Standard">L'applicazione di questa verifica di coerenza può essere fatta dopo attuazione degli stati, quindi non impattando la velocità di commutazione del sistema. Infatti la coerenza è un problema di memoria di stato, di configurazione, non di effettivo stato fisico del sistema. La verifica deve essere condotta al termina di qualsiasi transizione di stato, indipendentemente dagli elementi oggetti della transizione primaria.</text:p>
      <text:p text:style-name="Standard"/>
      <text:p text:style-name="Standard">La verifica è essenzialmente fatta verificando che l'insieme dei sensori controllabili da un interruttore abbia un medesimo stato: se questo accade, anche l'interruttore deve avere il medesimo stato.</text:p>
      <text:p text:style-name="Standard"/>
      <text:p text:style-name="Standard">Per il caso di interruttori ordinari il caso è più semplice, in quanto si deve verificare solo la sua “catena di comando”. E' quindi sufficiente selezionare i sensori con patchout non ullo (tipicamente tutto quanto non è SWITCH e GSWITCH) e contare gli stati raggruppati per stato e patch number. Lo stato con contatore 0 è da scartare; l'altro è da porre all'interruttore per ciascun patch number: possiamo renderlo in SQL selezionando i risultati nulli e invertendo lo stato:</text:p>
      <text:p text:style-name="Standard"/>
      <text:p text:style-name="Marginalia">SELECT patchout, NOT currentstate as newstate</text:p>
      <text:p text:style-name="Marginalia">FROM (SELECT count(patchout) as count, patchout, currentstate<text:line-break/>WHERE patchout IS NOT NULL<text:line-break/>GROUP BY patchout, currentstate</text:p>
      <text:p text:style-name="Marginalia">HAVING COUNT(patchout) = 0);</text:p>
      <text:p text:style-name="Standard"/>
      <text:p text:style-name="Standard">Quindi per ogni patchout applichiamo la seguente:</text:p>
      <text:p text:style-name="Marginalia">UPDATE currentstate=newstate</text:p>
      <text:p text:style-name="Marginalia">WHERE patchin=patchout AND currentstate &lt;&gt; newstate</text:p>
      <text:p text:style-name="Standard"/>
      <text:p text:style-name="Standard">Per gli interruttori di gruppo il caso può sembrare più complesso a causa del fatto che un interruttore di gruppo può esserlo per più gruppi.</text:p>
      <text:p text:style-name="Standard">Si può realizzare analogamente al primo caso selezionando i sensori non GSWITCH e non SWITCH raggruppando per gruppo e per stati, contanto gli stati. Lo stato con contatore 0 è da <text:soft-page-break/>scartare; l'altro è da porre all'interruttore di gruppo per ciascun gruppo: </text:p>
      <text:p text:style-name="Standard"/>
      <text:p text:style-name="P11">SELECT groupid, NOT currentstate</text:p>
      <text:p text:style-name="P11">FROM (SELECT COUNT(*), B.groupID, currentstate<text:line-break/>FROM deviceconf A<text:line-break/>JOIN groups B ON <text:span text:style-name="T7">A.sensorID <text:s/>= B.sensorID<text:line-break/>WHERE type NOT IN ('SWITCH','GSWITCH')</text:span><text:line-break/>GROUP BY B.groupID, currentstate</text:p>
      <text:p text:style-name="P11">HAVING COUNT(*) = 0);</text:p>
      <text:p text:style-name="P6"/>
      <text:p text:style-name="Standard">Per i sensori di gruppo non sarebbe necessario il controllo per portare lo stato a on, ma l'algoritmo allinea in entrambi i sensi.</text:p>
      <text:p text:style-name="Standard"/>
      <text:p text:style-name="Marginalia">Se infatti tutti i sensori sottoposti anche a controllo da parte di un interruttore di gruppo sono in stato on per altri input (patch o altro gruppo), non è l'interruttore di gruppo a off ad essere incoerente: non ha partecipato al cambio di stato, quindi è ininfluente ed un suo porsi a on (per intervento utente) non avrebbe effetto perché tutto già a on, ma sarebbe coerente.</text:p>
      <text:p text:style-name="P7"/>
      <text:p text:style-name="Standard"/>
      <text:h text:style-name="Heading_20_1" text:outline-level="1">Piano Test</text:h>
      <text:h text:style-name="Heading_20_2" text:outline-level="2">Configurazione di riferimento</text:h>
      <text:p text:style-name="Text_20_body">La configurazione utilizza la seguente convenzioni sui nomi dei sensori per semplificare una rapida verifica del contesto di esecuzione del test:</text:p>
      <text:list xml:id="list1002379120" text:style-name="L2">
        <text:list-item>
          <text:p text:style-name="P15">Luce, Int e GInt indicano rispettivamente il descrittore di sensori di tipo LIGHT, SWITCH e GSWITCH</text:p>
        </text:list-item>
        <text:list-item>
          <text:p text:style-name="P15">Segue un numerale perrendere univoco il nome del sensore</text:p>
        </text:list-item>
        <text:list-item>
          <text:p text:style-name="P15">(Opzionalmente) segue il valore di patch number utilizzato del sensore con P&lt;<text:span text:style-name="T1">numero</text:span>&gt;</text:p>
        </text:list-item>
        <text:list-item>
          <text:p text:style-name="P15">(Opzionalmente) segue il gruppo <text:s/>a cui appartiene il sensore con G&lt;<text:span text:style-name="T1">numero</text:span>&gt;</text:p>
        </text:list-item>
      </text:list>
      <text:p text:style-name="P8"/>
      <table:table table:name="Table1" table:style-name="Table1">
        <table:table-column table:style-name="Table1.A" table:number-columns-repeated="4"/>
        <table:table-column table:style-name="Table1.E"/>
        <table:table-column table:style-name="Table1.F"/>
        <table:table-column table:style-name="Table1.G"/>
        <table:table-row>
          <table:table-cell table:style-name="Table1.A1" office:value-type="string">
            <text:p text:style-name="P10">sensorID</text:p>
          </table:table-cell>
          <table:table-cell table:style-name="Table1.A1" office:value-type="string">
            <text:p text:style-name="P10">patchin</text:p>
          </table:table-cell>
          <table:table-cell table:style-name="Table1.A1" office:value-type="string">
            <text:p text:style-name="P10">patchout</text:p>
          </table:table-cell>
          <table:table-cell table:style-name="Table1.A1" office:value-type="string">
            <text:p text:style-name="P10">wiredpi</text:p>
          </table:table-cell>
          <table:table-cell table:style-name="Table1.A1" office:value-type="string">
            <text:p text:style-name="P10">type</text:p>
          </table:table-cell>
          <table:table-cell table:style-name="Table1.A1" office:value-type="string">
            <text:p text:style-name="P10">description</text:p>
          </table:table-cell>
          <table:table-cell table:style-name="Table1.G1" office:value-type="string">
            <text:p text:style-name="P10">groups</text:p>
          </table:table-cell>
        </table:table-row>
        <table:table-row>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text:p>
          </table:table-cell>
          <table:table-cell table:style-name="Table1.A2" office:value-type="string">
            <text:p text:style-name="P9">20</text:p>
          </table:table-cell>
          <table:table-cell table:style-name="Table1.A2" office:value-type="string">
            <text:p text:style-name="P9">LIGHT</text:p>
          </table:table-cell>
          <table:table-cell table:style-name="Table1.A2" office:value-type="string">
            <text:p text:style-name="P9">Luce1P1G1</text:p>
          </table:table-cell>
          <table:table-cell table:style-name="Table1.G2" office:value-type="string">
            <text:p text:style-name="P9">1</text:p>
          </table:table-cell>
        </table:table-row>
        <table:table-row>
          <table:table-cell table:style-name="Table1.A2" office:value-type="string">
            <text:p text:style-name="P9">2</text:p>
          </table:table-cell>
          <table:table-cell table:style-name="Table1.A2" office:value-type="string">
            <text:p text:style-name="P9"/>
          </table:table-cell>
          <table:table-cell table:style-name="Table1.A2" office:value-type="string">
            <text:p text:style-name="P9">1</text:p>
          </table:table-cell>
          <table:table-cell table:style-name="Table1.A2" office:value-type="string">
            <text:p text:style-name="P9">15</text:p>
          </table:table-cell>
          <table:table-cell table:style-name="Table1.A2" office:value-type="string">
            <text:p text:style-name="P9">LIGHT</text:p>
          </table:table-cell>
          <table:table-cell table:style-name="Table1.A2" office:value-type="string">
            <text:p text:style-name="P9">Luce2P1G2</text:p>
          </table:table-cell>
          <table:table-cell table:style-name="Table1.G2" office:value-type="string">
            <text:p text:style-name="P9">2</text:p>
          </table:table-cell>
        </table:table-row>
        <table:table-row>
          <table:table-cell table:style-name="Table1.A2" office:value-type="string">
            <text:p text:style-name="P9">5</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GSWITCH</text:p>
          </table:table-cell>
          <table:table-cell table:style-name="Table1.A2" office:value-type="string">
            <text:p text:style-name="P9">GIntG2</text:p>
          </table:table-cell>
          <table:table-cell table:style-name="Table1.G2" office:value-type="string">
            <text:p text:style-name="P9">2</text:p>
          </table:table-cell>
        </table:table-row>
        <table:table-row>
          <table:table-cell table:style-name="Table1.A2" office:value-type="string">
            <text:p text:style-name="P9">3</text:p>
          </table:table-cell>
          <table:table-cell table:style-name="Table1.A2" office:value-type="string">
            <text:p text:style-name="P9">2</text:p>
          </table:table-cell>
          <table:table-cell table:style-name="Table1.A2" office:value-type="string">
            <text:p text:style-name="P9"/>
          </table:table-cell>
          <table:table-cell table:style-name="Table1.A2" office:value-type="string">
            <text:p text:style-name="P9">10</text:p>
          </table:table-cell>
          <table:table-cell table:style-name="Table1.A2" office:value-type="string">
            <text:p text:style-name="P9">SWITCH</text:p>
          </table:table-cell>
          <table:table-cell table:style-name="Table1.A2" office:value-type="string">
            <text:p text:style-name="P9">Int1P2G2</text:p>
          </table:table-cell>
          <table:table-cell table:style-name="Table1.G2" office:value-type="string">
            <text:p text:style-name="P9">2</text:p>
          </table:table-cell>
        </table:table-row>
        <table:table-row>
          <table:table-cell table:style-name="Table1.A2" office:value-type="string">
            <text:p text:style-name="P9">4</text:p>
          </table:table-cell>
          <table:table-cell table:style-name="Table1.A2" office:value-type="string">
            <text:p text:style-name="P9"/>
          </table:table-cell>
          <table:table-cell table:style-name="Table1.A2" office:value-type="string">
            <text:p text:style-name="P9">2</text:p>
          </table:table-cell>
          <table:table-cell table:style-name="Table1.A2" office:value-type="string">
            <text:p text:style-name="P9">21</text:p>
          </table:table-cell>
          <table:table-cell table:style-name="Table1.A2" office:value-type="string">
            <text:p text:style-name="P9">LIGHT</text:p>
          </table:table-cell>
          <table:table-cell table:style-name="Table1.A2" office:value-type="string">
            <text:p text:style-name="P9">Luce3P2</text:p>
          </table:table-cell>
          <table:table-cell table:style-name="Table1.G2" office:value-type="string">
            <text:p text:style-name="P9"/>
          </table:table-cell>
        </table:table-row>
        <table:table-row>
          <table:table-cell table:style-name="Table1.A2" office:value-type="string">
            <text:p text:style-name="P9">6</text:p>
          </table:table-cell>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4</text:p>
          </table:table-cell>
          <table:table-cell table:style-name="Table1.A2" office:value-type="string">
            <text:p text:style-name="P9">SWITCH</text:p>
          </table:table-cell>
          <table:table-cell table:style-name="Table1.A2" office:value-type="string">
            <text:p text:style-name="P9">Int2P1</text:p>
          </table:table-cell>
          <table:table-cell table:style-name="Table1.G2" office:value-type="string">
            <text:p text:style-name="P2"/>
          </table:table-cell>
        </table:table-row>
        <table:table-row>
          <table:table-cell table:style-name="Table1.A2" office:value-type="string">
            <text:p text:style-name="P9">7</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GSWITCH</text:p>
          </table:table-cell>
          <table:table-cell table:style-name="Table1.A2" office:value-type="string">
            <text:p text:style-name="P9">GIntG1</text:p>
          </table:table-cell>
          <table:table-cell table:style-name="Table1.G2" office:value-type="string">
            <text:p text:style-name="P9">1</text:p>
          </table:table-cell>
        </table:table-row>
        <text:soft-page-break/>
        <table:table-row>
          <table:table-cell table:style-name="Table1.A2" office:value-type="string">
            <text:p text:style-name="P9">8</text:p>
          </table:table-cell>
          <table:table-cell table:style-name="Table1.A2" office:value-type="string">
            <text:p text:style-name="P9">1</text:p>
          </table:table-cell>
          <table:table-cell table:style-name="Table1.A2" office:value-type="string">
            <text:p text:style-name="P9"/>
          </table:table-cell>
          <table:table-cell table:style-name="Table1.A2" office:value-type="string">
            <text:p text:style-name="P9">17</text:p>
          </table:table-cell>
          <table:table-cell table:style-name="Table1.A2" office:value-type="string">
            <text:p text:style-name="P9">SWITCH</text:p>
          </table:table-cell>
          <table:table-cell table:style-name="Table1.A2" office:value-type="string">
            <text:p text:style-name="P9">Int3P1</text:p>
          </table:table-cell>
          <table:table-cell table:style-name="Table1.G2" office:value-type="string">
            <text:p text:style-name="P9"/>
          </table:table-cell>
        </table:table-row>
        <table:table-row>
          <table:table-cell table:style-name="Table1.A2" office:value-type="string">
            <text:p text:style-name="P9">9</text:p>
          </table:table-cell>
          <table:table-cell table:style-name="Table1.A2" office:value-type="string">
            <text:p text:style-name="P9"/>
          </table:table-cell>
          <table:table-cell table:style-name="Table1.A2" office:value-type="string">
            <text:p text:style-name="P9">3</text:p>
          </table:table-cell>
          <table:table-cell table:style-name="Table1.A2" office:value-type="string">
            <text:p text:style-name="P9">13</text:p>
          </table:table-cell>
          <table:table-cell table:style-name="Table1.A2" office:value-type="string">
            <text:p text:style-name="P9">LIGHT</text:p>
          </table:table-cell>
          <table:table-cell table:style-name="Table1.A2" office:value-type="string">
            <text:p text:style-name="P9">Luce4G1G2</text:p>
          </table:table-cell>
          <table:table-cell table:style-name="Table1.G2" office:value-type="string">
            <text:p text:style-name="P9">1 2</text:p>
          </table:table-cell>
        </table:table-row>
        <table:table-row>
          <table:table-cell table:style-name="Table1.A2" office:value-type="string">
            <text:p text:style-name="P9">10</text:p>
          </table:table-cell>
          <table:table-cell table:style-name="Table1.A2" office:value-type="string">
            <text:p text:style-name="P9">3</text:p>
          </table:table-cell>
          <table:table-cell table:style-name="Table1.A2" office:value-type="string">
            <text:p text:style-name="P9"/>
          </table:table-cell>
          <table:table-cell table:style-name="Table1.A2" office:value-type="string">
            <text:p text:style-name="P9">12</text:p>
          </table:table-cell>
          <table:table-cell table:style-name="Table1.A2" office:value-type="string">
            <text:p text:style-name="P9">SWITCH</text:p>
          </table:table-cell>
          <table:table-cell table:style-name="Table1.A2" office:value-type="string">
            <text:p text:style-name="P9">Int4P3</text:p>
          </table:table-cell>
          <table:table-cell table:style-name="Table1.G2" office:value-type="string">
            <text:p text:style-name="P9"/>
          </table:table-cell>
        </table:table-row>
      </table:table>
      <text:p text:style-name="Standard"/>
      <text:h text:style-name="Heading_20_2" text:outline-level="2">Matrice dei test</text:h>
      <table:table table:name="Table2" table:style-name="Table2">
        <table:table-column table:style-name="Table2.A" table:number-columns-repeated="3"/>
        <table:table-column table:style-name="Table2.D"/>
        <table:table-row>
          <table:table-cell table:style-name="Table2.A1" office:value-type="float" office:value="0">
            <text:p text:style-name="P3">Funzionalità</text:p>
          </table:table-cell>
          <table:table-cell table:style-name="Table2.A1" office:value-type="float" office:value="0">
            <text:p text:style-name="P3">Test</text:p>
          </table:table-cell>
          <table:table-cell table:style-name="Table2.A1" office:value-type="float" office:value="0">
            <text:p text:style-name="P3">Risultato attesto</text:p>
          </table:table-cell>
          <table:table-cell table:style-name="Table2.A1" office:value-type="float" office:value="0">
            <text:p text:style-name="P3">Risultato ottenuto</text:p>
          </table:table-cell>
        </table:table-row>
        <table:table-row>
          <table:table-cell table:style-name="Table2.A1" office:value-type="float" office:value="0">
            <text:p text:style-name="P4">Cambio stato via patch number</text:p>
          </table:table-cell>
          <table:table-cell table:style-name="Table2.B2" office:value-type="string">
            <text:p text:style-name="P4">Agire sul sensore 6</text:p>
          </table:table-cell>
          <table:table-cell table:style-name="Table2.C2" office:value-type="string">
            <text:p text:style-name="P4">Transizione sensori 1 e 2</text:p>
          </table:table-cell>
          <table:table-cell table:style-name="Table2.D2">
            <text:p text:style-name="P4"/>
          </table:table-cell>
        </table:table-row>
        <table:table-row>
          <table:table-cell table:style-name="Table2.A1" office:value-type="float" office:value="0">
            <text:p text:style-name="P4">Cambio stato via gruppo</text:p>
          </table:table-cell>
          <table:table-cell table:style-name="Table2.B3" office:value-type="string">
            <text:p text:style-name="P4">Agire sul sensore 7</text:p>
          </table:table-cell>
          <table:table-cell table:style-name="Table2.C3" office:value-type="string">
            <text:p text:style-name="P4">Transizione sensori 1 e 9</text:p>
          </table:table-cell>
          <table:table-cell table:style-name="Table2.D2">
            <text:p text:style-name="P4"/>
          </table:table-cell>
        </table:table-row>
        <table:table-row>
          <table:table-cell table:style-name="Table2.A1" office:value-type="float" office:value="0">
            <text:p text:style-name="P4">Cambio stato via gruppo e propagazione via patch</text:p>
          </table:table-cell>
          <table:table-cell table:style-name="Table2.B4" office:value-type="string">
            <text:p text:style-name="P4">Agire sul sensore 5</text:p>
          </table:table-cell>
          <table:table-cell table:style-name="Table2.C4" office:value-type="string">
            <text:p text:style-name="P4">Transizione sensori 2 e 9 per appartenenza a gruppo, e sensore 4 per transizione del sensore 3</text:p>
          </table:table-cell>
          <table:table-cell table:style-name="Table2.D2">
            <text:p text:style-name="P4"/>
          </table:table-cell>
        </table:table-row>
        <table:table-row>
          <table:table-cell table:style-name="Table2.A1" office:value-type="float" office:value="0">
            <text:p text:style-name="P4">Deviata</text:p>
          </table:table-cell>
          <table:table-cell table:style-name="Table2.B5" office:value-type="string">
            <text:p text:style-name="P4">Agire su sensori 6 e 8</text:p>
          </table:table-cell>
          <table:table-cell table:style-name="Table2.C5" office:value-type="string">
            <text:p text:style-name="P4">Transizione sensori 1 e 2 e sincronizzazione stato tra sensori 6 e 8</text:p>
          </table:table-cell>
          <table:table-cell table:style-name="Table2.D2">
            <text:p text:style-name="P4"/>
          </table:table-cell>
        </table:table-row>
        <table:table-row>
          <table:table-cell table:style-name="Table2.A1" office:value-type="float" office:value="0">
            <text:p text:style-name="P4">Sensore appartenente a più gruppi</text:p>
          </table:table-cell>
          <table:table-cell table:style-name="Table2.B6" office:value-type="string">
            <text:p text:style-name="P4">Agire su sensori 5 e 7 </text:p>
          </table:table-cell>
          <table:table-cell table:style-name="Table2.C6" office:value-type="string">
            <text:p text:style-name="P4">Transizione stato per sensore 9 qualsiasi sia il sensore indicato. Sensore 10 riposizionato allo stato della totalità dei sensori da questo constrollati</text:p>
          </table:table-cell>
          <table:table-cell table:style-name="Table2.D6" office:value-type="string">
            <text:p text:style-name="P4"><text:s/></text:p>
          </table:table-cell>
        </table:table-row>
        <table:table-row>
          <table:table-cell table:style-name="Table2.A7" office:value-type="float" office:value="0">
            <text:p text:style-name="P4">Sincronizzazione interruttore di gruppo rispetto a stato sensori</text:p>
          </table:table-cell>
          <table:table-cell table:style-name="Table2.B7" office:value-type="string">
            <text:p text:style-name="P4">Impostare stato ON al sensore 7. Impostare stato ON e poi OFF al sensori 6 e OFF al sensore 10</text:p>
          </table:table-cell>
          <table:table-cell table:style-name="Table2.C7" office:value-type="string">
            <text:p text:style-name="P4">Lo stato del sensore 7 torna a OFF</text:p>
          </table:table-cell>
          <table:table-cell table:style-name="Table2.D7">
            <text:p text:style-name="P4"/>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Marginalia" style:family="paragraph" style:parent-style-name="Text_20_body" style:class="text">
      <style:paragraph-properties fo:margin="100%" fo:margin-left="1.5752in" fo:margin-right="0in" fo:margin-top="0in" fo:margin-bottom="0in" fo:text-indent="0in" style:auto-text-indent="false" fo:padding="0.1in" fo:border-left="0.06pt solid #000000" fo:border-right="none" fo:border-top="none" fo:border-bottom="none" style:shadow="non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8:59:11</meta:creation-date>
    <dc:date>2016-12-01T19:55:09</dc:date>
    <meta:editing-duration>PT11H42M21S</meta:editing-duration>
    <meta:editing-cycles>61</meta:editing-cycles>
    <meta:generator>LibreOffice/3.5$Linux_x86 LibreOffice_project/350m1$Build-2</meta:generator>
    <meta:document-statistic meta:table-count="2" meta:image-count="0" meta:object-count="0" meta:page-count="13" meta:paragraph-count="322" meta:word-count="3426" meta:character-count="22996" meta:non-whitespace-character-count="19877"/>
  </office:meta>
</office:document-meta>
</file>